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pontos turísticos. <text:s/>[A.2 – Inserir]</text:p>
      <text:p text:style-name="Text_20_body"><text:tab/>2 – O sistema apresenta a tela de pesquisa de pontos turísticos com os mais acessados.</text:p>
      <text:p text:style-name="Text_20_body"><text:tab/>3 – O usuário busca um ponto turístico informando estado e cidade.</text:p>
      <text:p text:style-name="Text_20_body"><text:tab/>4 – O sistema apresenta uma lista com o resultado dos pontos turísticos encontrados. [A.1 – Detalha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. [A.3 - Alterar][A.4 – Excluir][<text:bookmark-start text:name="DDE_LINK"/>A.5 – Atribuir tags<text:bookmark-end text:name="DDE_LINK"/>][A.6 – Visualizar dicas][A.7 – Atribuir dica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soft-page-break/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5 – [Atribuir tags]</text:p>
      <text:p text:style-name="Text_20_body"><text:tab/><text:tab/><text:bookmark-start text:name="DDE_LINK2"/>Os passos estão descritos no caso de uso Atribuir tag a ponto turístico (UC – 11).<text:bookmark-end text:name="DDE_LINK2"/></text:p>
      <text:p text:style-name="Text_20_body"><text:tab/>A.6 – [Visualizar dicas]</text:p>
      <text:p text:style-name="Text_20_body"><text:tab/><text:tab/>Os passos estão descritos no caso de uso Atribuir ou visualizar Dica (UC – 08).</text:p>
      <text:p text:style-name="Text_20_body"><text:tab/>A.7 – [Atribuir dica]</text:p>
      <text:p text:style-name="Text_20_body"><text:tab/><text:tab/>Os passos estão descritos no caso de uso Atribuir ou visualizar Dica (UC – 08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7-30T19:25:53</dc:date>
    <meta:editing-duration>PT00H37M20S</meta:editing-duration>
    <meta:editing-cycles>28</meta:editing-cycles>
    <meta:generator>OpenOffice.org/3.0$Linux OpenOffice.org_project/300m15$Build-9379</meta:generator>
    <meta:document-statistic meta:table-count="0" meta:image-count="0" meta:object-count="0" meta:page-count="2" meta:paragraph-count="42" meta:word-count="414" meta:character-count="2417"/>
  </office:meta>
</office:document-meta>
</file>